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835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5.4311in"/>
    </style:style>
    <style:style style:name="co5" style:family="table-column">
      <style:table-column-properties fo:break-before="auto" style:column-width="2.4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BOM_v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Ordered</text:p>
          </table:table-cell>
        </table:table-row>
        <table:table-row table:style-name="ro1">
          <table:table-cell office:value-type="string">
            <text:p>C1,C7,C8,C10,C11,C12,C13,C14,C22,C24,C29,C35,C39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13">
            <text:p>13</text:p>
          </table:table-cell>
          <table:table-cell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2,C3,C4,C5,C6,C9,C16,C17,C18,C21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805_2012Metric_Pad1.18x1.45mm_HandSolder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15,C19,C20,C38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6.3x7.7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C23,C25,C26,C27,C28,C30,C31,C32,C34,C36,C37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11">
            <text:p>11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10V</text:p>
          </table:table-cell>
          <table:table-cell office:value-type="string">
            <text:p>~</text:p>
          </table:table-cell>
          <table:table-cell office:value-type="string">
            <text:p>Diode_SMD:D_SMA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LED </text:p>
          </table:table-cell>
          <table:table-cell office:value-type="string">
            <text:p>~</text:p>
          </table:table-cell>
          <table:table-cell office:value-type="string">
            <text:p>LED_THT:LED_D3.0mm_Horizontal_O6.35mm_Z10.0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D4,D5,D6</text:p>
          </table:table-cell>
          <table:table-cell office:value-type="string">
            <text:p>S2MA</text:p>
          </table:table-cell>
          <table:table-cell office:value-type="string">
            <text:p>https://www.farnell.com/datasheets/2863973.pdf</text:p>
          </table:table-cell>
          <table:table-cell office:value-type="string">
            <text:p>Diode_SMD:D_SMA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J1,J3,J4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-- mixed values --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27nH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string">
            <text:p>10nH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string">
            <text:p>2.7nH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DMP10H400SE</text:p>
          </table:table-cell>
          <table:table-cell office:value-type="string">
            <text:p>https://www.farnell.com/datasheets/2814417.pdf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1,R15,R17,R22,R23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3,R25,R26</text:p>
          </table:table-cell>
          <table:table-cell office:value-type="string">
            <text:p>10k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R?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5,R7,R9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330">
            <text:p>33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11,R13,R19,R21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12,R20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string">
            <text:p>Inventory</text:p>
          </table:table-cell>
        </table:table-row>
        <table:table-row table:style-name="ro1">
          <table:table-cell office:value-type="string">
            <text:p>R16,R18,R24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U2,U3,U4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U5,U8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Inventory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7</text:p>
          </table:table-cell>
          <table:table-cell office:value-type="string">
            <text:p>HFCG-2200+</text:p>
          </table:table-cell>
          <table:table-cell office:value-type="string">
            <text:p>https://www.mouser.se/datasheet/2/1030/HFCG_2200_2b-3077494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9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10</text:p>
          </table:table-cell>
          <table:table-cell office:value-type="string">
            <text:p>HFCG-4400+</text:p>
          </table:table-cell>
          <table:table-cell office:value-type="string">
            <text:p>https://www.mouser.se/datasheet/2/1030/HFCG_4400_2b-2256271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11</text:p>
          </table:table-cell>
          <table:table-cell office:value-type="string">
            <text:p>PMA2-123LN5+</text:p>
          </table:table-cell>
          <table:table-cell office:value-type="string">
            <text:p>https://www.mouser.se/datasheet/2/1030/PMA2_123LN5_2b-1701048.pdf</text:p>
          </table:table-cell>
          <table:table-cell office:value-type="string">
            <text:p>Package_DFN_QFN:DFN-8-1EP_2x2mm_P0.5mm_EP0.6x1.2mm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</table:table-row>
      </table:table>
      <table:table table:name="BOM_v2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Cost estimate</text:p>
          </table:table-cell>
          <table:table-cell office:value-type="string">
            <text:p>Total cost</text:p>
          </table:table-cell>
          <table:table-cell/>
        </table:table-row>
        <table:table-row table:style-name="ro1">
          <table:table-cell office:value-type="string">
            <text:p>C1,C7,C8,C10,C11,C12,C13,C14,C22,C24,C29,C35,C39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formula="of:=[.E2]*[.G2]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C2,C3,C4,C5,C6,C9,C18,C21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formula="of:=[.E3]*[.G3]"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C15,C19,C20,C38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5x5.7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4]*[.G4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16,C17</text:p>
          </table:table-cell>
          <table:table-cell office:value-type="string">
            <text:p>&gt;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5]*[.G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23,C25,C26,C27,C28,C30,C31,C32,C33,C34,C36,C37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formula="of:=[.E6]*[.G6]"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string">
            <text:p>10V</text:p>
          </table:table-cell>
          <table:table-cell office:value-type="string">
            <text:p>~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7]*[.G7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~</text:p>
          </table:table-cell>
          <table:table-cell office:value-type="string">
            <text:p>LED_THT:LED_D3.0mm_Horizontal_O6.35mm_Z10.0m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8]*[.G8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7,D8,D9</text:p>
          </table:table-cell>
          <table:table-cell office:value-type="string">
            <text:p>1N4002</text:p>
          </table:table-cell>
          <table:table-cell office:value-type="string">
            <text:p>http://www.vishay.com/docs/88503/1n4001.pdf</text:p>
          </table:table-cell>
          <table:table-cell office:value-type="string">
            <text:p>Diode_THT:D_DO-41_SOD81_P10.16mm_Horizontal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formula="of:=[.E9]*[.G9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J1,J3,J4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-- mixed values --</text:p>
          </table:table-cell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table:formula="of:=[.E10]*[.G10]" office:value-type="float" office:value="150">
            <text:p>150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[.E11]*[.G11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1,L2,L3</text:p>
          </table:table-cell>
          <table:table-cell office:value-type="string">
            <text:p>L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E12]*[.G12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DMP10H400SE</text:p>
          </table:table-cell>
          <table:table-cell office:value-type="string">
            <text:p>https://www.farnell.com/datasheets/2814417.pdf</text:p>
          </table:table-cell>
          <table:table-cell office:value-type="string">
            <text:p>Package_TO_SOT_SMD:SOT-223-3_TabPin2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[.E13]*[.G13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,R14,R15,R17,R22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formula="of:=[.E14]*[.G14]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float" office:value="1">
            <text:p>1</text:p>
          </table:table-cell>
          <table:table-cell table:formula="of:=[.E15]*[.G1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3,R4</text:p>
          </table:table-cell>
          <table:table-cell office:value-type="string">
            <text:p>R?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6]*[.G16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5,R7,R9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E17]*[.G17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8]*[.G1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9]*[.G19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float" office:value="330">
            <text:p>33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20]*[.G20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11,R13,R19,R21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21]*[.G21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12,R20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22]*[.G22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16,R18,R24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E23]*[.G23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formula="of:=[.E24]*[.G24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formula="of:=[.E25]*[.G25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2,U3,U4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[.E26]*[.G26]"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U5,U8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formula="of:=[.E27]*[.G27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6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formula="of:=[.E28]*[.G28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U7</text:p>
          </table:table-cell>
          <table:table-cell office:value-type="string">
            <text:p>HFCG-2200+</text:p>
          </table:table-cell>
          <table:table-cell office:value-type="string">
            <text:p>https://www.mouser.se/datasheet/2/1030/HFCG_2200_2b-3077494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formula="of:=[.E29]*[.G29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U9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formula="of:=[.E30]*[.G30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U10</text:p>
          </table:table-cell>
          <table:table-cell office:value-type="string">
            <text:p>HFCG-4400+</text:p>
          </table:table-cell>
          <table:table-cell office:value-type="string">
            <text:p>https://www.mouser.se/datasheet/2/1030/HFCG_4400_2b-2256271.pdf</text:p>
          </table:table-cell>
          <table:table-cell office:value-type="string">
            <text:p>OptoDevice:Broadcom_DFN-6_2x2mm_P0.65mm</text:p>
          </table:table-cell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  <table:table-cell table:formula="of:=[.E31]*[.G31]" office:value-type="float" office:value="73">
            <text:p>73</text:p>
          </table:table-cell>
          <table:table-cell/>
        </table:table-row>
        <table:table-row table:style-name="ro1">
          <table:table-cell office:value-type="string">
            <text:p>U11</text:p>
          </table:table-cell>
          <table:table-cell office:value-type="string">
            <text:p>PMA2-123LN5+</text:p>
          </table:table-cell>
          <table:table-cell office:value-type="string">
            <text:p>https://www.mouser.se/datasheet/2/1030/PMA2_123LN5_2b-1701048.pdf</text:p>
          </table:table-cell>
          <table:table-cell office:value-type="string">
            <text:p>Package_DFN_QFN:DFN-8-1EP_2x2mm_P0.5mm_EP0.6x1.2mm</text:p>
          </table:table-cell>
          <table:table-cell office:value-type="float" office:value="1">
            <text:p>1</text:p>
          </table:table-cell>
          <table:table-cell/>
          <table:table-cell office:value-type="float" office:value="194">
            <text:p>194</text:p>
          </table:table-cell>
          <table:table-cell table:formula="of:=[.E32]*[.G32]" office:value-type="float" office:value="194">
            <text:p>194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ast update</text:p>
          </table:table-cell>
          <table:table-cell table:style-name="ce1" office:value-type="date" office:date-value="2024-07-28">
            <text:p>2024-07-28</text:p>
          </table:table-cell>
          <table:table-cell/>
          <table:table-cell table:formula="of:=SUM([.H10:.H32])" office:value-type="float" office:value="1015">
            <text:p>1015</text:p>
          </table:table-cell>
          <table:table-cell office:value-type="string">
            <text:p>kr</text:p>
          </table:table-cell>
        </table:table-row>
      </table:table>
      <table:table table:name="BOM_v1" table:style-name="ta1" table:print="false">
        <table:table-column table:style-name="co5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Datasheet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DNP</text:p>
          </table:table-cell>
          <table:table-cell office:value-type="string">
            <text:p>Cost estimate</text:p>
          </table:table-cell>
          <table:table-cell office:value-type="string">
            <text:p>Total cost</text:p>
          </table:table-cell>
          <table:table-cell/>
        </table:table-row>
        <table:table-row table:style-name="ro1">
          <table:table-cell office:value-type="string">
            <text:p>C1,C4,C5,C6,C11,C12,C13,C16,C18</text:p>
          </table:table-cell>
          <table:table-cell office:value-type="string">
            <text:p>100n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formula="of:=[.E2]*[.G2]"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C2,C3,C9,C10</text:p>
          </table:table-cell>
          <table:table-cell office:value-type="string">
            <text:p>10uF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3]*[.G3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C7,C14</text:p>
          </table:table-cell>
          <table:table-cell office:value-type="string">
            <text:p>&gt;1u</text:p>
          </table:table-cell>
          <table:table-cell office:value-type="string">
            <text:p>~</text:p>
          </table:table-cell>
          <table:table-cell office:value-type="string">
            <text:p>Capacitor_SMD:C_0603_1608Metric_Pad1.0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4]*[.G4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8,C15</text:p>
          </table:table-cell>
          <table:table-cell office:value-type="string">
            <text:p>100uF</text:p>
          </table:table-cell>
          <table:table-cell office:value-type="string">
            <text:p>~</text:p>
          </table:table-cell>
          <table:table-cell office:value-type="string">
            <text:p>Capacitor_SMD:CP_Elec_5x5.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5]*[.G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17,C19,C20,C21</text:p>
          </table:table-cell>
          <table:table-cell office:value-type="string">
            <text:p>1nF</text:p>
          </table:table-cell>
          <table:table-cell office:value-type="string">
            <text:p>~</text:p>
          </table:table-cell>
          <table:table-cell office:value-type="string">
            <text:p>Capacitor_SMD:C_0402_1005Metric_Pad0.74x0.62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6]*[.G6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D1,D2</text:p>
          </table:table-cell>
          <table:table-cell office:value-type="string">
            <text:p>1N4002</text:p>
          </table:table-cell>
          <table:table-cell office:value-type="string">
            <text:p>http://www.vishay.com/docs/88503/1n4001.pdf</text:p>
          </table:table-cell>
          <table:table-cell office:value-type="string">
            <text:p>Diode_THT:D_DO-41_SOD81_P10.16mm_Horizontal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7]*[.G7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1,J3</text:p>
          </table:table-cell>
          <table:table-cell office:value-type="string">
            <text:p>Screw_Terminal_01x02</text:p>
          </table:table-cell>
          <table:table-cell office:value-type="string">
            <text:p>~</text:p>
          </table:table-cell>
          <table:table-cell office:value-type="string">
            <text:p>TerminalBlock_Altech:Altech_AK100_1x02_P5.00mm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[.E8]*[.G8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Conn_Coaxial</text:p>
          </table:table-cell>
          <table:table-cell office:value-type="string">
            <text:p><text:s/>~</text:p>
          </table:table-cell>
          <table:table-cell office:value-type="string">
            <text:p>Connector_Coaxial:SMA_Amphenol_901-143_Horizontal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E9]*[.G9]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L1,L2</text:p>
          </table:table-cell>
          <table:table-cell office:value-type="string">
            <text:p>L</text:p>
          </table:table-cell>
          <table:table-cell office:value-type="string">
            <text:p>~</text:p>
          </table:table-cell>
          <table:table-cell office:value-type="string">
            <text:p>Inductor_SMD:L_0603_1608Metric_Pad1.05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formula="of:=[.E10]*[.G10]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 office:value-type="string">
            <text:p>DNP</text:p>
          </table:table-cell>
          <table:table-cell office:value-type="float" office:value="1">
            <text:p>1</text:p>
          </table:table-cell>
          <table:table-cell table:formula="of:=[.E11]*[.G11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2,R7</text:p>
          </table:table-cell>
          <table:table-cell office:value-type="float" office:value="110">
            <text:p>1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2]*[.G12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float" office:value="180">
            <text:p>1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3]*[.G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4,R6,R11,R13</text:p>
          </table:table-cell>
          <table:table-cell office:value-type="float" office:value="560">
            <text:p>56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[.E14]*[.G14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R5,R12</text:p>
          </table:table-cell>
          <table:table-cell office:value-type="float" office:value="10">
            <text:p>1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[.E15]*[.G15]"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float" office:value="680">
            <text:p>68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E16]*[.G1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9,R10</text:p>
          </table:table-cell>
          <table:table-cell office:value-type="float" office:value="68">
            <text:p>68</text:p>
          </table:table-cell>
          <table:table-cell office:value-type="string">
            <text:p>~</text:p>
          </table:table-cell>
          <table:table-cell office:value-type="string">
            <text:p>Resistor_SMD:R_2512_6332Metric_Pad1.40x3.35mm_HandSolder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17]*[.G17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14,R15,R16</text:p>
          </table:table-cell>
          <table:table-cell office:value-type="float" office:value="0">
            <text:p>0</text:p>
          </table:table-cell>
          <table:table-cell office:value-type="string">
            <text:p>~</text:p>
          </table:table-cell>
          <table:table-cell office:value-type="string">
            <text:p>Resistor_SMD:R_0603_1608Metric_Pad0.98x0.95mm_HandSold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formula="of:=[.E18]*[.G18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R1</text:p>
          </table:table-cell>
          <table:table-cell office:value-type="string">
            <text:p>ADTL2-18 2:1 </text:p>
          </table:table-cell>
          <table:table-cell office:value-type="string">
            <text:p>https://www.minicircuits.com/pdfs/ADTL2-18+.pdf</text:p>
          </table:table-cell>
          <table:table-cell office:value-type="string">
            <text:p>RF_Mini-Circuits:Mini-Circuits_CD542_H2.84mm</text:p>
          </table:table-cell>
          <table:table-cell office:value-type="float" office:value="1">
            <text:p>1</text:p>
          </table:table-cell>
          <table:table-cell/>
          <table:table-cell office:value-type="float" office:value="69">
            <text:p>69</text:p>
          </table:table-cell>
          <table:table-cell table:formula="of:=[.E19]*[.G19]" office:value-type="float" office:value="69">
            <text:p>69</text:p>
          </table:table-cell>
          <table:table-cell/>
        </table:table-row>
        <table:table-row table:style-name="ro1">
          <table:table-cell office:value-type="string">
            <text:p>U1,U5</text:p>
          </table:table-cell>
          <table:table-cell office:value-type="string">
            <text:p>TLV1117-ADJ</text:p>
          </table:table-cell>
          <table:table-cell office:value-type="string">
            <text:p>http://www.ti.com/lit/ds/symlink/tlv1117.pdf</text:p>
          </table:table-cell>
          <table:table-cell office:value-type="string">
            <text:p>Package_TO_SOT_SMD:SOT-223-3_TabPin2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formula="of:=[.E20]*[.G20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1152MHz</text:p>
          </table:table-cell>
          <table:table-cell office:value-type="string">
            <text:p>https://www.renesas.com/us/en/document/dst/xu-family-low-phase-noise-quartz-based-pll-oscillators-datasheet</text:p>
          </table:table-cell>
          <table:table-cell office:value-type="string">
            <text:p>Oscillator:Oscillator_SMD_IDT_JU6-6_7.0x5.0mm_P2.54mm</text:p>
          </table:table-cell>
          <table:table-cell office:value-type="float" office:value="1">
            <text:p>1</text:p>
          </table:table-cell>
          <table:table-cell/>
          <table:table-cell office:value-type="float" office:value="68">
            <text:p>68</text:p>
          </table:table-cell>
          <table:table-cell table:formula="of:=[.E21]*[.G21]" office:value-type="float" office:value="68">
            <text:p>68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AMK-3-452+</text:p>
          </table:table-cell>
          <table:table-cell office:value-type="string">
            <text:p>https://www.mouser.se/datasheet/2/1030/AMK_3_452_2b-2936698.pdf</text:p>
          </table:table-cell>
          <table:table-cell office:value-type="string">
            <text:p>RF_Mini-Circuits:Mini-Circuits_CD542_LandPatternPL-052</text:p>
          </table:table-cell>
          <table:table-cell office:value-type="float" office:value="1">
            <text:p>1</text:p>
          </table:table-cell>
          <table:table-cell/>
          <table:table-cell office:value-type="float" office:value="104">
            <text:p>104</text:p>
          </table:table-cell>
          <table:table-cell table:formula="of:=[.E22]*[.G22]" office:value-type="float" office:value="104">
            <text:p>104</text:p>
          </table:table-cell>
          <table:table-cell/>
        </table:table-row>
        <table:table-row table:style-name="ro1">
          <table:table-cell office:value-type="string">
            <text:p>U4</text:p>
          </table:table-cell>
          <table:table-cell office:value-type="string">
            <text:p>RMK-3-1052+</text:p>
          </table:table-cell>
          <table:table-cell office:value-type="string">
            <text:p>https://www.mouser.se/datasheet/2/1030/RMK_3_1052_2b-3305585.pdf</text:p>
          </table:table-cell>
          <table:table-cell office:value-type="string">
            <text:p>RF_Mini-Circuits:Mini-Circuits_TT1224_LandPatternPL-258_ClockwisePinNumbering</text:p>
          </table:table-cell>
          <table:table-cell office:value-type="float" office:value="1">
            <text:p>1</text:p>
          </table:table-cell>
          <table:table-cell/>
          <table:table-cell office:value-type="float" office:value="149">
            <text:p>149</text:p>
          </table:table-cell>
          <table:table-cell table:formula="of:=[.E23]*[.G23]"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U6,U7</text:p>
          </table:table-cell>
          <table:table-cell office:value-type="string">
            <text:p>LEE-59+</text:p>
          </table:table-cell>
          <table:table-cell office:value-type="string">
            <text:p>https://www.mouser.se/datasheet/2/1030/LEE_59_2b-1700827.pdf</text:p>
          </table:table-cell>
          <table:table-cell office:value-type="string">
            <text:p>Package_DFN_QFN:Mini-Circuits_FG873-4_3x3mm</text:p>
          </table:table-cell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 table:formula="of:=[.E24]*[.G24]" office:value-type="float" office:value="68">
            <text:p>68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Last update</text:p>
          </table:table-cell>
          <table:table-cell table:style-name="ce1" office:value-type="date" office:date-value="2024-06-24">
            <text:p>2024-06-24</text:p>
          </table:table-cell>
          <table:table-cell/>
          <table:table-cell table:formula="of:=SUM([.H2:.H24])" office:value-type="float" office:value="577">
            <text:p>577</text:p>
          </table:table-cell>
          <table:table-cell office:value-type="string">
            <text:p>k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3">08/23/2024</text:date>, <text:time>18:2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3M5S</meta:editing-duration>
    <meta:editing-cycles>6</meta:editing-cycles>
    <meta:generator>OpenOffice/4.1.14$Win32 OpenOffice.org_project/4114m1$Build-9811</meta:generator>
    <dc:date>2024-08-23T18:26:17.91</dc:date>
    <dc:creator>Johan Karlsson</dc:creator>
    <meta:document-statistic meta:table-count="3" meta:cell-count="617" meta:object-count="0"/>
    <meta:user-defined meta:name="Info 1"/>
    <meta:user-defined meta:name="Info 2"/>
    <meta:user-defined meta:name="Info 3"/>
    <meta:user-defined meta:name="Info 4"/>
  </office:meta>
</office:document-meta>
</file>